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Jomolhari" svg:font-family="Jomolh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1b64e"/>
    </style:style>
    <style:style style:name="P2" style:family="paragraph" style:parent-style-name="Standard">
      <style:text-properties officeooo:paragraph-rsid="0002a85b"/>
    </style:style>
    <style:style style:name="P3" style:family="paragraph" style:parent-style-name="Standard">
      <style:text-properties officeooo:paragraph-rsid="00037fa5"/>
    </style:style>
    <style:style style:name="P4" style:family="paragraph" style:parent-style-name="Standard">
      <style:text-properties officeooo:paragraph-rsid="0005a5a6"/>
    </style:style>
    <style:style style:name="P5" style:family="paragraph" style:parent-style-name="Standard">
      <style:text-properties officeooo:paragraph-rsid="000784e0"/>
    </style:style>
    <style:style style:name="P6" style:family="paragraph" style:parent-style-name="Standard">
      <style:text-properties officeooo:paragraph-rsid="00099f11"/>
    </style:style>
    <style:style style:name="P7" style:family="paragraph" style:parent-style-name="Standard">
      <style:text-properties officeooo:paragraph-rsid="000b4a52"/>
    </style:style>
    <style:style style:name="P8" style:family="paragraph" style:parent-style-name="Standard">
      <style:text-properties officeooo:paragraph-rsid="000bc66b"/>
    </style:style>
    <style:style style:name="P9" style:family="paragraph" style:parent-style-name="Standard">
      <style:text-properties fo:font-weight="bold" officeooo:paragraph-rsid="000784e0" style:font-weight-asian="bold" style:font-weight-complex="bold"/>
    </style:style>
    <style:style style:name="P10" style:family="paragraph" style:parent-style-name="Standard">
      <style:text-properties fo:font-weight="bold" officeooo:paragraph-rsid="000f552f" style:font-weight-asian="bold" style:font-weight-complex="bold"/>
    </style:style>
    <style:style style:name="P11" style:family="paragraph" style:parent-style-name="Standard">
      <style:text-properties officeooo:paragraph-rsid="000fe34e"/>
    </style:style>
    <style:style style:name="P12" style:family="paragraph" style:parent-style-name="Standard">
      <style:text-properties officeooo:paragraph-rsid="000febc9"/>
    </style:style>
    <style:style style:name="P13" style:family="paragraph" style:parent-style-name="Standard">
      <style:text-properties officeooo:paragraph-rsid="001149c0"/>
    </style:style>
    <style:style style:name="P14" style:family="paragraph" style:parent-style-name="Standard">
      <style:text-properties officeooo:paragraph-rsid="00134f95"/>
    </style:style>
    <style:style style:name="P15" style:family="paragraph" style:parent-style-name="Standard">
      <style:text-properties officeooo:paragraph-rsid="0014e471"/>
    </style:style>
    <style:style style:name="T1" style:family="text">
      <style:text-properties officeooo:rsid="0001b64e"/>
    </style:style>
    <style:style style:name="T2" style:family="text">
      <style:text-properties officeooo:rsid="0002a85b"/>
    </style:style>
    <style:style style:name="T3" style:family="text">
      <style:text-properties officeooo:rsid="00037fa5"/>
    </style:style>
    <style:style style:name="T4" style:family="text">
      <style:text-properties fo:font-weight="bold" officeooo:rsid="000b4a52" style:font-weight-asian="bold" style:font-weight-complex="bold"/>
    </style:style>
    <style:style style:name="T5" style:family="text">
      <style:text-properties fo:font-weight="bold" officeooo:rsid="000bc66b" style:font-weight-asian="bold" style:font-weight-complex="bold"/>
    </style:style>
    <style:style style:name="T6" style:family="text">
      <style:text-properties fo:font-weight="normal" officeooo:rsid="000b4a52" style:font-weight-asian="normal" style:font-weight-complex="normal"/>
    </style:style>
    <style:style style:name="T7" style:family="text">
      <style:text-properties officeooo:rsid="0005a5a6"/>
    </style:style>
    <style:style style:name="T8" style:family="text">
      <style:text-properties fo:font-style="italic" officeooo:rsid="00099f11" style:font-style-asian="italic" style:font-style-complex="italic"/>
    </style:style>
    <style:style style:name="T9" style:family="text">
      <style:text-properties fo:font-style="italic" officeooo:rsid="000b4a52" style:font-style-asian="italic" style:font-style-complex="italic"/>
    </style:style>
    <style:style style:name="T10" style:family="text">
      <style:text-properties fo:font-style="italic" officeooo:rsid="000fe34e" style:font-style-asian="italic" style:font-style-complex="italic"/>
    </style:style>
    <style:style style:name="T11" style:family="text">
      <style:text-properties fo:font-style="italic" officeooo:rsid="000febc9" style:font-style-asian="italic" style:font-style-complex="italic"/>
    </style:style>
    <style:style style:name="T12" style:family="text">
      <style:text-properties fo:font-style="italic" fo:font-weight="normal" officeooo:rsid="000b4a52" style:font-style-asian="italic" style:font-weight-asian="normal" style:font-style-complex="italic" style:font-weight-complex="normal"/>
    </style:style>
    <style:style style:name="T13" style:family="text">
      <style:text-properties officeooo:rsid="000660fc"/>
    </style:style>
    <style:style style:name="T14" style:family="text">
      <style:text-properties officeooo:rsid="00076215"/>
    </style:style>
    <style:style style:name="T15" style:family="text">
      <style:text-properties officeooo:rsid="000784e0"/>
    </style:style>
    <style:style style:name="T16" style:family="text">
      <style:text-properties officeooo:rsid="00099f11"/>
    </style:style>
    <style:style style:name="T17" style:family="text">
      <style:text-properties officeooo:rsid="0009a1d4"/>
    </style:style>
    <style:style style:name="T18" style:family="text">
      <style:text-properties officeooo:rsid="000a8a25"/>
    </style:style>
    <style:style style:name="T19" style:family="text">
      <style:text-properties officeooo:rsid="000b4a52"/>
    </style:style>
    <style:style style:name="T20" style:family="text">
      <style:text-properties fo:font-style="normal" officeooo:rsid="000fe34e" style:font-style-asian="normal" style:font-style-complex="normal"/>
    </style:style>
    <style:style style:name="T21" style:family="text">
      <style:text-properties fo:font-style="normal" officeooo:rsid="000febc9" style:font-style-asian="normal" style:font-style-complex="normal"/>
    </style:style>
    <style:style style:name="T22" style:family="text">
      <style:text-properties fo:font-style="normal" officeooo:rsid="00134f95" style:font-style-asian="normal" style:font-style-complex="normal"/>
    </style:style>
    <style:style style:name="T23" style:family="text">
      <style:text-properties fo:font-style="normal" fo:font-weight="normal" officeooo:rsid="000b4a52" style:font-style-asian="normal" style:font-weight-asian="normal" style:font-style-complex="normal" style:font-weight-complex="normal"/>
    </style:style>
    <style:style style:name="T24" style:family="text">
      <style:text-properties officeooo:rsid="000bc66b"/>
    </style:style>
    <style:style style:name="T25" style:family="text">
      <style:text-properties officeooo:rsid="000e1783"/>
    </style:style>
    <style:style style:name="T26" style:family="text">
      <style:text-properties officeooo:rsid="000f552f"/>
    </style:style>
    <style:style style:name="T27" style:family="text">
      <style:text-properties officeooo:rsid="000fe34e"/>
    </style:style>
    <style:style style:name="T28" style:family="text">
      <style:text-properties officeooo:rsid="000febc9"/>
    </style:style>
    <style:style style:name="T29" style:family="text">
      <style:text-properties officeooo:rsid="001149c0"/>
    </style:style>
    <style:style style:name="T30" style:family="text">
      <style:text-properties officeooo:rsid="0011c07c"/>
    </style:style>
    <style:style style:name="T31" style:family="text">
      <style:text-properties officeooo:rsid="00134f95"/>
    </style:style>
    <style:style style:name="T32" style:family="text">
      <style:text-properties officeooo:rsid="0014e471"/>
    </style:style>
    <style:style style:name="T33" style:family="text">
      <style:text-properties officeooo:rsid="00162c88"/>
    </style:style>
    <style:style style:name="T34" style:family="text">
      <style:text-properties officeooo:rsid="0017e3a9"/>
    </style:style>
    <style:style style:name="T35" style:family="text">
      <style:text-properties officeooo:rsid="001975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hift-Reduce parsing is a parsing methodology used by YACC to parse the given input file. Being an application of a push down automaton, a shift-reduce parser uses a stack to parse the input. The stack is used to hold terminal and/</text:span><text:span text:style-name="T13">or</text:span><text:span text:style-name="T1"> non-terminal symbols. We will now investigate the shift-reduce parsing methodology in detail.</text:span></text:p>
      <text:p text:style-name="P1"><text:span text:style-name="T1"/></text:p>
      <text:p text:style-name="P2"><text:span text:style-name="T2">Assume that the input to be parsed is stored in an input buffer and $ is used as an end-marker to mark the end of the input buffer and the stack. Before </text:span><text:span text:style-name="T14">the </text:span><text:span text:style-name="T2">parsing </text:span><text:span text:style-name="T14">process begins</text:span><text:span text:style-name="T2">, the contents of the stack and the input buffer would be as follows:</text:span></text:p>
      <text:p text:style-name="P2"><text:span text:style-name="T2"/></text:p>
      <text:p text:style-name="P2"><text:span text:style-name="T2">STACK:<text:tab/>$<text:tab/><text:tab/><text:tab/>I/P BUFFER:<text:tab/><text:tab/>2 + 2 $<text:tab/></text:span></text:p>
      <text:p text:style-name="P2"><text:span text:style-name="T2"/></text:p>
      <text:p text:style-name="P3"><text:span text:style-name="T3">where 2+2 is the input to be parsed.</text:span></text:p>
      <text:p text:style-name="P3"><text:span text:style-name="T3"/></text:p>
      <text:p text:style-name="P3"><text:span text:style-name="T3">We shall examine the working of the parser for the following Context free grammar:</text:span></text:p>
      <text:p text:style-name="P3"><text:span text:style-name="T3"/></text:p>
      <text:p text:style-name="P3"><text:span text:style-name="T3">expr: <text:s text:c="3"/><text:tab/>expr '+' expr<text:tab/> </text:span></text:p>
      <text:p text:style-name="P3"><text:span text:style-name="T3"><text:tab/>| <text:tab/>expr '*' expr<text:tab/> </text:span></text:p>
      <text:p text:style-name="P3"><text:span text:style-name="T3"><text:tab/>| <text:tab/>'(' expr ')'<text:tab/> </text:span></text:p>
      <text:p text:style-name="P3"><text:span text:style-name="T3"><text:tab/>| <text:tab/>DIGIT<text:tab/><text:tab/></text:span></text:p>
      <text:p text:style-name="P3"><text:span text:style-name="T3"><text:tab/>; </text:span></text:p>
      <text:p text:style-name="P2"><text:span text:style-name="T2"/></text:p>
      <text:p text:style-name="P4"><text:span text:style-name="T7">Assume that once an input character has been read, it is removed from the input buffer. On successful parsing of the input, the contents of the stack and the input buffer would be as follows:</text:span></text:p>
      <text:p text:style-name="P4"><text:span text:style-name="T7"/></text:p>
      <text:p text:style-name="P4"><text:span text:style-name="T7">STACK:<text:tab/>expr $<text:tab/><text:tab/><text:tab/>I/P BUFFER:<text:tab/><text:tab/>$</text:span></text:p>
      <text:p text:style-name="P4"><text:span text:style-name="T7"/></text:p>
      <text:p text:style-name="P5"><text:span text:style-name="T15">The following table shows the contents of the stack and the input buffer at every step of the parsing process </text:span><text:span text:style-name="T16">after a respective </text:span><text:span text:style-name="T8">action</text:span><text:span text:style-name="T16"> has been taken </text:span><text:span text:style-name="T18">by parser</text:span><text:span text:style-name="T16">.</text:span></text:p>
      <text:p text:style-name="P5"><text:span text:style-name="T15"/></text:p>
      <text:p text:style-name="P9"><text:span text:style-name="T15">STACK<text:tab/><text:tab/>|<text:tab/><text:tab/>I/PBUFFER<text:tab/><text:tab/><text:tab/>|<text:tab/><text:tab/>ACTION </text:span><text:span text:style-name="T16">TAKEN</text:span></text:p>
      <text:p text:style-name="P10"><text:span text:style-name="T26">----------------------------------------------------------------------------------------------------------------------------</text:span></text:p>
      <text:p text:style-name="P6"><text:span text:style-name="T16">$<text:tab/><text:tab/><text:tab/></text:span><text:span text:style-name="T25">|</text:span><text:span text:style-name="T16"><text:tab/><text:tab/>2 + 2 $<text:tab/><text:tab/><text:tab/><text:tab/></text:span><text:span text:style-name="T25">|</text:span><text:span text:style-name="T16"><text:tab/><text:tab/><text:tab/>_</text:span></text:p>
      <text:p text:style-name="P6"><text:span text:style-name="T16"/></text:p>
      <text:p text:style-name="P6"><text:span text:style-name="T16">DIGIT $<text:tab/><text:tab/></text:span><text:span text:style-name="T25">|</text:span><text:span text:style-name="T16"><text:tab/><text:tab/>+ 2 $<text:tab/><text:tab/><text:tab/><text:tab/></text:span><text:span text:style-name="T25">|</text:span><text:span text:style-name="T16"><text:tab/><text:tab/><text:tab/>SHIFT</text:span></text:p>
      <text:p text:style-name="P6"><text:span text:style-name="T16"/></text:p>
      <text:p text:style-name="P6"><text:span text:style-name="T16">expr $<text:tab/><text:tab/><text:tab/></text:span><text:span text:style-name="T25">|</text:span><text:span text:style-name="T16"><text:tab/><text:tab/>+ 2 $<text:tab/><text:tab/><text:tab/><text:tab/></text:span><text:span text:style-name="T25">|</text:span><text:span text:style-name="T16"><text:tab/><text:tab/><text:tab/>REDUCE</text:span></text:p>
      <text:p text:style-name="P6"><text:span text:style-name="T16"/></text:p>
      <text:p text:style-name="P6"><text:span text:style-name="T16">+ expr $<text:tab/><text:tab/></text:span><text:span text:style-name="T25">|</text:span><text:span text:style-name="T16"><text:tab/><text:tab/>2 $<text:tab/><text:tab/><text:tab/><text:tab/></text:span><text:span text:style-name="T25">|</text:span><text:span text:style-name="T16"><text:tab/><text:tab/><text:tab/>SHIFT</text:span></text:p>
      <text:p text:style-name="P6"><text:span text:style-name="T16"/></text:p>
      <text:p text:style-name="P6"><text:span text:style-name="T16">DIGIT + expr $<text:tab/></text:span><text:span text:style-name="T25">|</text:span><text:span text:style-name="T16"><text:tab/><text:tab/>$<text:tab/><text:tab/><text:tab/><text:tab/></text:span><text:span text:style-name="T25">|</text:span><text:span text:style-name="T16"><text:tab/><text:tab/><text:tab/>SHIFT</text:span></text:p>
      <text:p text:style-name="P6"><text:span text:style-name="T16"/></text:p>
      <text:p text:style-name="P6"><text:span text:style-name="T16">expr + expr $<text:tab/><text:tab/></text:span><text:span text:style-name="T25">|</text:span><text:span text:style-name="T16"><text:tab/><text:tab/>$<text:tab/><text:tab/><text:tab/><text:tab/></text:span><text:span text:style-name="T25">|</text:span><text:span text:style-name="T16"><text:tab/><text:tab/><text:tab/>SHIFT</text:span></text:p>
      <text:p text:style-name="P6"><text:span text:style-name="T16"/></text:p>
      <text:p text:style-name="P6"><text:span text:style-name="T16">expr $<text:tab/><text:tab/><text:tab/></text:span><text:span text:style-name="T25">|</text:span><text:span text:style-name="T16"><text:tab/><text:tab/>$<text:tab/><text:tab/><text:tab/><text:tab/></text:span><text:span text:style-name="T25">|</text:span><text:span text:style-name="T16"><text:tab/><text:tab/><text:tab/>REDUCE</text:span></text:p>
      <text:p text:style-name="P6"><text:span text:style-name="T16"/></text:p>
      <text:p text:style-name="P6"><text:span text:style-name="T16">expr $<text:tab/><text:tab/><text:tab/></text:span><text:span text:style-name="T25">|</text:span><text:span text:style-name="T16"><text:tab/><text:tab/></text:span><text:span text:style-name="T17">$<text:tab/><text:tab/><text:tab/><text:tab/></text:span><text:span text:style-name="T25">|</text:span><text:span text:style-name="T17"><text:tab/><text:tab/><text:tab/>ACCEPT</text:span></text:p>
      <text:p text:style-name="P6"><text:span text:style-name="T16"><text:tab/></text:span></text:p>
      <text:p text:style-name="P1"><text:span text:style-name="T1"/></text:p>
      <text:p text:style-name="P1"><text:span text:style-name="T1"/></text:p>
      <text:p text:style-name="P7"><text:soft-page-break/><text:span text:style-name="T19">A shift-reduce parser can take four possible </text:span><text:span text:style-name="T9">actions</text:span><text:span text:style-name="T19">:</text:span></text:p>
      <text:p text:style-name="P1"><text:span text:style-name="T1"/></text:p>
      <text:p text:style-name="P7"><text:span text:style-name="T19">1. </text:span><text:span text:style-name="T4">Shift </text:span><text:span text:style-name="T6"><text:s/>is an action of shifting an input symbol from the input buffer to the stack. Once an input character is read, it is removed from the buffer and its corresponding terminal is </text:span><text:span text:style-name="T12">pushed</text:span><text:span text:style-name="T6"> onto the stack.</text:span></text:p>
      <text:p text:style-name="P7"><text:span text:style-name="T6"/></text:p>
      <text:p text:style-name="P7"><text:span text:style-name="T6">2. </text:span><text:span text:style-name="T4">Reduce</text:span><text:span text:style-name="T6"> is an action of replacing one or more grammar symbols (terminals and non-terminals) with a non-terminal. This process is referred to as </text:span><text:span text:style-name="T12">reduction. Reduction </text:span><text:span text:style-name="T23">is the process of replacing one or more grammar symbols matching a body of a production with the corresponding production's head.</text:span></text:p>
      <text:p text:style-name="P1"><text:span text:style-name="T1"/></text:p>
      <text:p text:style-name="P8"><text:span text:style-name="T24">3. </text:span><text:span text:style-name="T5">Accept</text:span><text:span text:style-name="T24"> is an action indicating that the entire input has been parsed successfully. </text:span><text:span text:style-name="T32">The parser executes an accept action only if the input buffer is empty and the stack </text:span><text:span text:style-name="T34">consists </text:span><text:span text:style-name="T32">of the start variable alone. i.e. :</text:span></text:p>
      <text:p text:style-name="P8"><text:span text:style-name="T32"/></text:p>
      <text:p text:style-name="P15"><text:span text:style-name="T2">STACK:<text:tab/></text:span><text:span text:style-name="T32">&lt;start_</text:span><text:span text:style-name="T33">variable</text:span><text:span text:style-name="T32">&gt; </text:span><text:span text:style-name="T2">$<text:tab/><text:tab/><text:tab/>I/P BUFFER:<text:tab/><text:tab/> $<text:tab/></text:span></text:p>
      <text:p text:style-name="P8"><text:span text:style-name="T24"/></text:p>
      <text:p text:style-name="P8"><text:span text:style-name="T24">4. </text:span><text:span text:style-name="T5">Error</text:span><text:span text:style-name="T24"> is an action indicating that an error was encountered while parsing the input.</text:span></text:p>
      <text:p text:style-name="P1"><text:span text:style-name="T27"/></text:p>
      <text:p text:style-name="P11"><text:span text:style-name="T27">The parser tries to </text:span><text:span text:style-name="T10">reduce </text:span><text:span text:style-name="T20">the contents of the stack, but if a reduce is not possible i.e. the contents of the stack cannot be matched with the body of a production, then it </text:span><text:span text:style-name="T10">shifts</text:span><text:span text:style-name="T20"> the terminal corresponding to an input character onto the stack.</text:span></text:p>
      <text:p text:style-name="P11"><text:span text:style-name="T20"/></text:p>
      <text:p text:style-name="P12"><text:span text:style-name="T21"/></text:p>
      <text:p text:style-name="P12"><text:span text:style-name="T2">STACK:<text:tab/>$<text:tab/><text:tab/><text:tab/>I/P BUFFER:<text:tab/><text:tab/>2 + 2 $<text:tab/></text:span></text:p>
      <text:p text:style-name="P11"><text:span text:style-name="T27"/></text:p>
      <text:p text:style-name="P12"><text:span text:style-name="T28">At this </text:span><text:span text:style-name="T31">configuration</text:span><text:span text:style-name="T28"> the stack is empty, hence a </text:span><text:span text:style-name="T11">reduce</text:span><text:span text:style-name="T28"> </text:span><text:span text:style-name="T31">action </text:span><text:span text:style-name="T28">i</text:span><text:span text:style-name="T30">s</text:span><text:span text:style-name="T28"> not possible. When the parser reads 2 from the input buffer, it </text:span><text:span text:style-name="T31">executes a </text:span><text:span text:style-name="T11">shift </text:span><text:span text:style-name="T22">action</text:span><text:span text:style-name="T28"> </text:span><text:span text:style-name="T31">i.e. </text:span><text:span text:style-name="T28">DIGIT (the terminal corresponding to 2) </text:span><text:span text:style-name="T31">is pushed onto</text:span><text:span text:style-name="T28"> the stack </text:span><text:span text:style-name="T29">resulting in </text:span><text:span text:style-name="T31">the configuration</text:span><text:span text:style-name="T29">:</text:span></text:p>
      <text:p text:style-name="P12"><text:span text:style-name="T29"/></text:p>
      <text:p text:style-name="P13"><text:span text:style-name="T2">STACK:<text:tab/></text:span><text:span text:style-name="T29">DIGIT </text:span><text:span text:style-name="T2">$<text:tab/><text:tab/><text:tab/>I/P BUFFER:<text:tab/><text:tab/> + 2 $</text:span></text:p>
      <text:p text:style-name="P13"><text:span text:style-name="T2"/></text:p>
      <text:p text:style-name="P14"><text:span text:style-name="T31">After the shift, the parser finds a match for the production: expr -&gt; DIGIT, and replaces the terminal DIGIT with the non-terminal expr. </text:span></text:p>
      <text:p text:style-name="P14"><text:span text:style-name="T31"/></text:p>
      <text:p text:style-name="P14"><text:span text:style-name="T2">STACK:<text:tab/></text:span><text:span text:style-name="T31">expr </text:span><text:span text:style-name="T2">$<text:tab/><text:tab/><text:tab/>I/P BUFFER:<text:tab/><text:tab/>+ 2 $<text:tab/></text:span></text:p>
      <text:p text:style-name="P13"><text:span text:style-name="T2"/></text:p>
      <text:p text:style-name="P14"><text:span text:style-name="T31">Since another reduce is not possible, the parser shifts '+' to the stack.</text:span></text:p>
      <text:p text:style-name="P14"><text:span text:style-name="T31"/></text:p>
      <text:p text:style-name="P14"><text:span text:style-name="T2">STACK:<text:tab/></text:span><text:span text:style-name="T31">+ expr </text:span><text:span text:style-name="T2">$<text:tab/><text:tab/><text:tab/>I/P BUFFER:<text:tab/><text:tab/>2 $</text:span></text:p>
      <text:p text:style-name="P14"><text:span text:style-name="T2"/></text:p>
      <text:p text:style-name="P14"><text:span text:style-name="T31">The parser executes a shift action again as no matching production was found for '+ expr' .</text:span></text:p>
      <text:p text:style-name="P14"><text:span text:style-name="T31"/></text:p>
      <text:p text:style-name="P14"><text:span text:style-name="T2">STACK:<text:tab/></text:span><text:span text:style-name="T31">DIGIT + expr </text:span><text:span text:style-name="T2">$<text:tab/><text:tab/><text:tab/>I/P BUFFER:<text:tab/><text:tab/> $<text:tab/></text:span><text:span text:style-name="T31"> </text:span></text:p>
      <text:p text:style-name="P14"><text:span text:style-name="T31"/></text:p>
      <text:p text:style-name="P14"><text:span text:style-name="T31">Since DIGIT matches with the body of the production expr -&gt; DIGIT the parser executes a reduce action.</text:span></text:p>
      <text:p text:style-name="P14"><text:span text:style-name="T31"/></text:p>
      <text:p text:style-name="P15"><text:span text:style-name="T2">STACK:<text:tab/></text:span><text:span text:style-name="T31">expr + expr </text:span><text:span text:style-name="T2">$<text:tab/><text:tab/><text:tab/>I/P BUFFER:<text:tab/><text:tab/>2 + 2 $</text:span></text:p>
      <text:p text:style-name="P15"><text:span text:style-name="T2"/></text:p>
      <text:p text:style-name="P15"><text:span text:style-name="T32">As expr + expr matches with the body of the production expr -&gt; expr '+' expr, <text:s/>the parser executes a reduce action, replacing the contents of the stack with the non-terminal expr.</text:span></text:p>
      <text:p text:style-name="P15"><text:soft-page-break/><text:span text:style-name="T32"/></text:p>
      <text:p text:style-name="P15"><text:span text:style-name="T2"/></text:p>
      <text:p text:style-name="P15"><text:span text:style-name="T2"/></text:p>
      <text:p text:style-name="P15"><text:span text:style-name="T2">STACK:<text:tab/></text:span><text:span text:style-name="T32">expr </text:span><text:span text:style-name="T2">$<text:tab/><text:tab/><text:tab/>I/P BUFFER:<text:tab/><text:tab/>$<text:tab/><text:tab/><text:tab/></text:span></text:p>
      <text:p text:style-name="P15"><text:span text:style-name="T2"/></text:p>
      <text:p text:style-name="P15"><text:span text:style-name="T32">Since the I/P BUFFER is empty and the stack contains only the start variable, the parser executes an accept action, indicating that the input has been parsed </text:span><text:span text:style-name="T35">successfu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Jomolhari" svg:font-family="Jomolh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8:38:59</meta:creation-date>
    <meta:generator>LibreOffice/3.6$Linux_X86_64 LibreOffice_project/360m1$Build-2</meta:generator>
    <dc:date>2013-12-11T20:14:43</dc:date>
    <meta:editing-duration>PT1H23M14S</meta:editing-duration>
    <meta:editing-cycles>25</meta:editing-cycles>
    <meta:document-statistic meta:table-count="0" meta:image-count="0" meta:object-count="0" meta:page-count="3" meta:paragraph-count="45" meta:word-count="713" meta:character-count="3985" meta:non-whitespace-character-count="3186"/>
  </office:meta>
</office:document-meta>
</file>